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3a4d7" officeooo:paragraph-rsid="00be3a03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5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6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7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8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79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officeooo:paragraph-rsid="0073bf81"/>
    </style:style>
    <style:style style:name="P84" style:family="paragraph" style:parent-style-name="Standard">
      <style:paragraph-properties fo:text-align="start" style:justify-single-word="false"/>
      <style:text-properties officeooo:paragraph-rsid="006ff937"/>
    </style:style>
    <style:style style:name="P85" style:family="paragraph" style:parent-style-name="Standard">
      <style:paragraph-properties fo:text-align="start" style:justify-single-word="false"/>
      <style:text-properties officeooo:paragraph-rsid="00931601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161c5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6" style:family="text">
      <style:text-properties fo:color="#c9211e" loext:opacity="100%" style:font-name="Futura Std Condensed" officeooo:rsid="0035b9c5"/>
    </style:style>
    <style:style style:name="T37" style:family="text">
      <style:text-properties fo:color="#c9211e" loext:opacity="100%" style:font-name="Futura Std Condensed" officeooo:rsid="003e9bc7"/>
    </style:style>
    <style:style style:name="T38" style:family="text">
      <style:text-properties fo:color="#c9211e" loext:opacity="100%" style:font-name="Futura Std Condensed" officeooo:rsid="004190e1"/>
    </style:style>
    <style:style style:name="T39" style:family="text">
      <style:text-properties fo:color="#c9211e" loext:opacity="100%" style:font-name="Futura Std Condensed" officeooo:rsid="0043e337"/>
    </style:style>
    <style:style style:name="T40" style:family="text">
      <style:text-properties fo:color="#c9211e" loext:opacity="100%" style:font-name="Futura Std Condensed" officeooo:rsid="0048922a"/>
    </style:style>
    <style:style style:name="T41" style:family="text">
      <style:text-properties fo:color="#c9211e" loext:opacity="100%" style:font-name="Futura Std Condensed" officeooo:rsid="004b5574"/>
    </style:style>
    <style:style style:name="T42" style:family="text">
      <style:text-properties fo:color="#c9211e" loext:opacity="100%" style:font-name="Futura Std Condensed" officeooo:rsid="004e68bd"/>
    </style:style>
    <style:style style:name="T43" style:family="text">
      <style:text-properties fo:color="#c9211e" loext:opacity="100%" style:font-name="Futura Std Condensed" officeooo:rsid="004f4fd7"/>
    </style:style>
    <style:style style:name="T44" style:family="text">
      <style:text-properties fo:color="#c9211e" loext:opacity="100%" style:font-name="Futura Std Condensed" officeooo:rsid="00509422"/>
    </style:style>
    <style:style style:name="T45" style:family="text">
      <style:text-properties fo:color="#c9211e" loext:opacity="100%" style:font-name="Futura Std Condensed" officeooo:rsid="005170e5"/>
    </style:style>
    <style:style style:name="T46" style:family="text">
      <style:text-properties fo:color="#c9211e" loext:opacity="100%" style:font-name="Futura Std Condensed" officeooo:rsid="00530c9e"/>
    </style:style>
    <style:style style:name="T47" style:family="text">
      <style:text-properties fo:color="#c9211e" loext:opacity="100%" style:font-name="Futura Std Condensed" officeooo:rsid="0058a901"/>
    </style:style>
    <style:style style:name="T48" style:family="text">
      <style:text-properties fo:color="#c9211e" loext:opacity="100%" style:font-name="Futura Std Condensed" officeooo:rsid="005a3f3b"/>
    </style:style>
    <style:style style:name="T49" style:family="text">
      <style:text-properties fo:color="#c9211e" loext:opacity="100%" style:font-name="Futura Std Condensed" officeooo:rsid="005a6b4c"/>
    </style:style>
    <style:style style:name="T50" style:family="text">
      <style:text-properties fo:color="#c9211e" loext:opacity="100%" style:font-name="Futura Std Condensed" officeooo:rsid="005ac6ad"/>
    </style:style>
    <style:style style:name="T51" style:family="text">
      <style:text-properties fo:color="#c9211e" loext:opacity="100%" style:font-name="Futura Std Condensed" officeooo:rsid="005ad40e"/>
    </style:style>
    <style:style style:name="T52" style:family="text">
      <style:text-properties fo:color="#c9211e" loext:opacity="100%" style:font-name="Futura Std Condensed" officeooo:rsid="005b5999"/>
    </style:style>
    <style:style style:name="T53" style:family="text">
      <style:text-properties fo:color="#c9211e" loext:opacity="100%" style:font-name="Futura Std Condensed" officeooo:rsid="005c7fa8"/>
    </style:style>
    <style:style style:name="T54" style:family="text">
      <style:text-properties fo:color="#c9211e" loext:opacity="100%" style:font-name="Futura Std Condensed" officeooo:rsid="005d8a45"/>
    </style:style>
    <style:style style:name="T55" style:family="text">
      <style:text-properties fo:color="#c9211e" loext:opacity="100%" style:font-name="Futura Std Condensed" officeooo:rsid="00608b0f"/>
    </style:style>
    <style:style style:name="T56" style:family="text">
      <style:text-properties fo:color="#c9211e" loext:opacity="100%" style:font-name="Futura Std Condensed" officeooo:rsid="0061e677"/>
    </style:style>
    <style:style style:name="T57" style:family="text">
      <style:text-properties fo:color="#c9211e" loext:opacity="100%" style:font-name="Futura Std Condensed" officeooo:rsid="0069a474"/>
    </style:style>
    <style:style style:name="T58" style:family="text">
      <style:text-properties fo:color="#c9211e" loext:opacity="100%" style:font-name="Futura Std Condensed" officeooo:rsid="00757a7e"/>
    </style:style>
    <style:style style:name="T59" style:family="text">
      <style:text-properties fo:color="#c9211e" loext:opacity="100%" style:font-name="Futura Std Condensed" officeooo:rsid="00811ecb"/>
    </style:style>
    <style:style style:name="T60" style:family="text">
      <style:text-properties fo:color="#c9211e" loext:opacity="100%" style:font-name="Futura Std Condensed" officeooo:rsid="0082b1fc"/>
    </style:style>
    <style:style style:name="T61" style:family="text">
      <style:text-properties fo:color="#c9211e" loext:opacity="100%" style:font-name="Futura Std Condensed" officeooo:rsid="008bfe80"/>
    </style:style>
    <style:style style:name="T62" style:family="text">
      <style:text-properties fo:color="#c9211e" loext:opacity="100%" style:font-name="Futura Std Condensed" officeooo:rsid="007dbde0"/>
    </style:style>
    <style:style style:name="T63" style:family="text">
      <style:text-properties fo:color="#c9211e" loext:opacity="100%" style:font-name="Futura Std Condensed" officeooo:rsid="007f1654"/>
    </style:style>
    <style:style style:name="T64" style:family="text">
      <style:text-properties fo:color="#c9211e" loext:opacity="100%" style:font-name="Futura Std Condensed" officeooo:rsid="0081581d"/>
    </style:style>
    <style:style style:name="T65" style:family="text">
      <style:text-properties fo:color="#c9211e" loext:opacity="100%" style:font-name="Futura Std Condensed" officeooo:rsid="008f955d"/>
    </style:style>
    <style:style style:name="T66" style:family="text">
      <style:text-properties fo:color="#c9211e" loext:opacity="100%" style:font-name="Futura Std Condensed" officeooo:rsid="009437be"/>
    </style:style>
    <style:style style:name="T67" style:family="text">
      <style:text-properties fo:color="#c9211e" loext:opacity="100%" style:font-name="Futura Std Condensed" officeooo:rsid="0096314b"/>
    </style:style>
    <style:style style:name="T68" style:family="text">
      <style:text-properties fo:color="#c9211e" loext:opacity="100%" style:font-name="Futura Std Condensed" officeooo:rsid="0099caad"/>
    </style:style>
    <style:style style:name="T69" style:family="text">
      <style:text-properties fo:color="#c9211e" loext:opacity="100%" style:font-name="Futura Std Condensed" officeooo:rsid="009baf7e"/>
    </style:style>
    <style:style style:name="T70" style:family="text">
      <style:text-properties fo:color="#c9211e" loext:opacity="100%" style:font-name="Futura Std Condensed" officeooo:rsid="009cb617"/>
    </style:style>
    <style:style style:name="T71" style:family="text">
      <style:text-properties fo:color="#c9211e" loext:opacity="100%" style:font-name="Futura Std Condensed" officeooo:rsid="00a0f062"/>
    </style:style>
    <style:style style:name="T72" style:family="text">
      <style:text-properties fo:color="#c9211e" loext:opacity="100%" style:font-name="Futura Std Condensed" officeooo:rsid="00a14b40"/>
    </style:style>
    <style:style style:name="T73" style:family="text">
      <style:text-properties fo:color="#c9211e" loext:opacity="100%" style:font-name="Futura Std Condensed" officeooo:rsid="00a27b36"/>
    </style:style>
    <style:style style:name="T74" style:family="text">
      <style:text-properties fo:color="#c9211e" loext:opacity="100%" style:font-name="Futura Std Condensed" style:text-underline-style="none" officeooo:rsid="00a9979f"/>
    </style:style>
    <style:style style:name="T75" style:family="text">
      <style:text-properties fo:color="#c9211e" loext:opacity="100%" style:font-name="Futura Std Condensed" officeooo:rsid="00abe24d"/>
    </style:style>
    <style:style style:name="T76" style:family="text">
      <style:text-properties fo:color="#c9211e" loext:opacity="100%" style:font-name="Futura Std Condensed" officeooo:rsid="00b3984f"/>
    </style:style>
    <style:style style:name="T77" style:family="text">
      <style:text-properties fo:color="#c9211e" loext:opacity="100%" style:font-name="Futura Std Condensed" officeooo:rsid="00b55d25"/>
    </style:style>
    <style:style style:name="T78" style:family="text">
      <style:text-properties fo:color="#c9211e" loext:opacity="100%" style:font-name="Futura Std Condensed" officeooo:rsid="00b7387a"/>
    </style:style>
    <style:style style:name="T79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80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81" style:family="text">
      <style:text-properties fo:color="#c9211e" loext:opacity="100%" officeooo:rsid="0051c2f4"/>
    </style:style>
    <style:style style:name="T82" style:family="text">
      <style:text-properties fo:color="#c9211e" loext:opacity="100%" style:text-underline-style="solid" style:text-underline-width="auto" style:text-underline-color="font-color" officeooo:rsid="0053acd1"/>
    </style:style>
    <style:style style:name="T83" style:family="text">
      <style:text-properties fo:color="#c9211e" loext:opacity="100%" style:text-underline-style="solid" style:text-underline-width="auto" style:text-underline-color="font-color" officeooo:rsid="005b5999"/>
    </style:style>
    <style:style style:name="T84" style:family="text">
      <style:text-properties fo:color="#c9211e" loext:opacity="100%" style:text-underline-style="solid" style:text-underline-width="auto" style:text-underline-color="font-color" officeooo:rsid="005f27d7"/>
    </style:style>
    <style:style style:name="T85" style:family="text">
      <style:text-properties fo:color="#c9211e" loext:opacity="100%" officeooo:rsid="0053acd1"/>
    </style:style>
    <style:style style:name="T86" style:family="text">
      <style:text-properties officeooo:rsid="001362f7"/>
    </style:style>
    <style:style style:name="T87" style:family="text">
      <style:text-properties fo:color="#000000" loext:opacity="100%"/>
    </style:style>
    <style:style style:name="T88" style:family="text">
      <style:text-properties fo:color="#000000" loext:opacity="100%" officeooo:rsid="000f8f6a"/>
    </style:style>
    <style:style style:name="T89" style:family="text">
      <style:text-properties fo:color="#000000" loext:opacity="100%" officeooo:rsid="001362f7"/>
    </style:style>
    <style:style style:name="T90" style:family="text">
      <style:text-properties fo:color="#000000" loext:opacity="100%" officeooo:rsid="0013b1f0"/>
    </style:style>
    <style:style style:name="T91" style:family="text">
      <style:text-properties fo:color="#000000" loext:opacity="100%" style:text-underline-style="solid" style:text-underline-width="auto" style:text-underline-color="font-color"/>
    </style:style>
    <style:style style:name="T92" style:family="text">
      <style:text-properties fo:color="#000000" loext:opacity="100%" style:text-underline-style="solid" style:text-underline-width="auto" style:text-underline-color="font-color" officeooo:rsid="0013b1f0"/>
    </style:style>
    <style:style style:name="T93" style:family="text">
      <style:text-properties fo:color="#000000" loext:opacity="100%" style:text-underline-style="solid" style:text-underline-width="auto" style:text-underline-color="font-color" officeooo:rsid="00271d54"/>
    </style:style>
    <style:style style:name="T94" style:family="text">
      <style:text-properties fo:color="#000000" loext:opacity="100%" style:text-underline-style="solid" style:text-underline-width="auto" style:text-underline-color="font-color" officeooo:rsid="002f6e18"/>
    </style:style>
    <style:style style:name="T95" style:family="text">
      <style:text-properties fo:color="#000000" loext:opacity="100%" style:text-underline-style="solid" style:text-underline-width="auto" style:text-underline-color="font-color" officeooo:rsid="001c6e04"/>
    </style:style>
    <style:style style:name="T96" style:family="text">
      <style:text-properties fo:color="#000000" loext:opacity="100%" style:text-underline-style="solid" style:text-underline-width="auto" style:text-underline-color="font-color" officeooo:rsid="004ffb0c"/>
    </style:style>
    <style:style style:name="T97" style:family="text">
      <style:text-properties fo:color="#000000" loext:opacity="100%" style:text-underline-style="solid" style:text-underline-width="auto" style:text-underline-color="font-color" officeooo:rsid="002b15d7"/>
    </style:style>
    <style:style style:name="T98" style:family="text">
      <style:text-properties fo:color="#000000" loext:opacity="100%" style:text-underline-style="solid" style:text-underline-width="auto" style:text-underline-color="font-color" officeooo:rsid="005ac6ad"/>
    </style:style>
    <style:style style:name="T99" style:family="text">
      <style:text-properties fo:color="#000000" loext:opacity="100%" style:text-underline-style="solid" style:text-underline-width="auto" style:text-underline-color="font-color" officeooo:rsid="005f27d7"/>
    </style:style>
    <style:style style:name="T100" style:family="text">
      <style:text-properties fo:color="#000000" loext:opacity="100%" style:text-underline-style="solid" style:text-underline-width="auto" style:text-underline-color="font-color" officeooo:rsid="008616df"/>
    </style:style>
    <style:style style:name="T101" style:family="text">
      <style:text-properties fo:color="#000000" loext:opacity="100%" style:text-underline-style="solid" style:text-underline-width="auto" style:text-underline-color="font-color" officeooo:rsid="00880d2b"/>
    </style:style>
    <style:style style:name="T102" style:family="text">
      <style:text-properties fo:color="#000000" loext:opacity="100%" style:text-underline-style="solid" style:text-underline-width="auto" style:text-underline-color="font-color" officeooo:rsid="008b52c7"/>
    </style:style>
    <style:style style:name="T103" style:family="text">
      <style:text-properties fo:color="#000000" loext:opacity="100%" style:text-underline-style="solid" style:text-underline-width="auto" style:text-underline-color="font-color" officeooo:rsid="0058a901"/>
    </style:style>
    <style:style style:name="T104" style:family="text">
      <style:text-properties fo:color="#000000" loext:opacity="100%" style:text-underline-style="solid" style:text-underline-width="auto" style:text-underline-color="font-color" officeooo:rsid="0030d81e"/>
    </style:style>
    <style:style style:name="T105" style:family="text">
      <style:text-properties fo:color="#000000" loext:opacity="100%" style:text-underline-style="solid" style:text-underline-width="auto" style:text-underline-color="font-color" officeooo:rsid="00ba16c9"/>
    </style:style>
    <style:style style:name="T106" style:family="text">
      <style:text-properties fo:color="#000000" loext:opacity="100%" officeooo:rsid="0014442c"/>
    </style:style>
    <style:style style:name="T107" style:family="text">
      <style:text-properties fo:color="#000000" loext:opacity="100%" officeooo:rsid="0018b4d5"/>
    </style:style>
    <style:style style:name="T108" style:family="text">
      <style:text-properties fo:color="#000000" loext:opacity="100%" style:font-name="Futura Std Condensed Light1"/>
    </style:style>
    <style:style style:name="T109" style:family="text">
      <style:text-properties fo:color="#000000" loext:opacity="100%" style:font-name="Futura Std Condensed Light1" officeooo:rsid="0035b9c5"/>
    </style:style>
    <style:style style:name="T110" style:family="text">
      <style:text-properties fo:color="#000000" loext:opacity="100%" style:font-name="Futura Std Condensed Light1" officeooo:rsid="0057759a"/>
    </style:style>
    <style:style style:name="T111" style:family="text">
      <style:text-properties fo:color="#000000" loext:opacity="100%" style:font-name="Futura Std Condensed Light1" officeooo:rsid="0051c2f4"/>
    </style:style>
    <style:style style:name="T112" style:family="text">
      <style:text-properties fo:color="#000000" loext:opacity="100%" style:font-name="Futura Std Condensed Light1" officeooo:rsid="00525e1c"/>
    </style:style>
    <style:style style:name="T113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14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15" style:family="text">
      <style:text-properties fo:color="#000000" loext:opacity="100%" style:font-name="Futura Std Condensed Light1" fo:font-size="16pt" fo:language="en" fo:country="US" style:text-underline-style="none" officeooo:rsid="0073bf81" style:font-size-asian="16pt" style:font-size-complex="16pt"/>
    </style:style>
    <style:style style:name="T116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17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e26de" style:font-size-asian="16pt" style:font-size-complex="16pt"/>
    </style:style>
    <style:style style:name="T118" style:family="text">
      <style:text-properties fo:color="#000000" loext:opacity="100%" style:font-name="Futura Std Condensed Light1" officeooo:rsid="009437be"/>
    </style:style>
    <style:style style:name="T119" style:family="text">
      <style:text-properties fo:color="#000000" loext:opacity="100%" style:font-name="Futura Std Condensed Light1" officeooo:rsid="00ad72a6"/>
    </style:style>
    <style:style style:name="T120" style:family="text">
      <style:text-properties fo:color="#000000" loext:opacity="100%" style:font-name="Futura Std Condensed Light1" officeooo:rsid="00ae7c16"/>
    </style:style>
    <style:style style:name="T121" style:family="text">
      <style:text-properties fo:color="#000000" loext:opacity="100%" style:font-name="Futura Std Condensed Light1" officeooo:rsid="00b3984f"/>
    </style:style>
    <style:style style:name="T122" style:family="text">
      <style:text-properties fo:color="#000000" loext:opacity="100%" style:font-name="Futura Std Condensed Light1" officeooo:rsid="00b55d25"/>
    </style:style>
    <style:style style:name="T123" style:family="text">
      <style:text-properties fo:color="#000000" loext:opacity="100%" officeooo:rsid="00271d54"/>
    </style:style>
    <style:style style:name="T124" style:family="text">
      <style:text-properties fo:color="#000000" loext:opacity="100%" officeooo:rsid="002b15d7"/>
    </style:style>
    <style:style style:name="T125" style:family="text">
      <style:text-properties fo:color="#000000" loext:opacity="100%" officeooo:rsid="002c96b5"/>
    </style:style>
    <style:style style:name="T126" style:family="text">
      <style:text-properties fo:color="#000000" loext:opacity="100%" officeooo:rsid="002f6e18"/>
    </style:style>
    <style:style style:name="T127" style:family="text">
      <style:text-properties fo:color="#000000" loext:opacity="100%" officeooo:rsid="0031047f"/>
    </style:style>
    <style:style style:name="T128" style:family="text">
      <style:text-properties fo:color="#000000" loext:opacity="100%" officeooo:rsid="00386cd6"/>
    </style:style>
    <style:style style:name="T129" style:family="text">
      <style:text-properties fo:color="#000000" loext:opacity="100%" officeooo:rsid="00425146"/>
    </style:style>
    <style:style style:name="T130" style:family="text">
      <style:text-properties fo:color="#000000" loext:opacity="100%" officeooo:rsid="004f4fd7"/>
    </style:style>
    <style:style style:name="T131" style:family="text">
      <style:text-properties fo:color="#000000" loext:opacity="100%" officeooo:rsid="00530c9e"/>
    </style:style>
    <style:style style:name="T132" style:family="text">
      <style:text-properties fo:color="#000000" loext:opacity="100%" officeooo:rsid="0053acd1"/>
    </style:style>
    <style:style style:name="T133" style:family="text">
      <style:text-properties fo:color="#000000" loext:opacity="100%" officeooo:rsid="001d91d9"/>
    </style:style>
    <style:style style:name="T134" style:family="text">
      <style:text-properties fo:color="#000000" loext:opacity="100%" officeooo:rsid="001c6e04"/>
    </style:style>
    <style:style style:name="T135" style:family="text">
      <style:text-properties fo:color="#000000" loext:opacity="100%" officeooo:rsid="001ec6f4"/>
    </style:style>
    <style:style style:name="T136" style:family="text">
      <style:text-properties fo:color="#000000" loext:opacity="100%" officeooo:rsid="0021ae3f"/>
    </style:style>
    <style:style style:name="T137" style:family="text">
      <style:text-properties fo:color="#000000" loext:opacity="100%" officeooo:rsid="005ac6ad"/>
    </style:style>
    <style:style style:name="T138" style:family="text">
      <style:text-properties fo:color="#000000" loext:opacity="100%" officeooo:rsid="005ad40e"/>
    </style:style>
    <style:style style:name="T139" style:family="text">
      <style:text-properties fo:color="#000000" loext:opacity="100%" officeooo:rsid="005b5999"/>
    </style:style>
    <style:style style:name="T140" style:family="text">
      <style:text-properties fo:color="#000000" loext:opacity="100%" style:font-name="Futura Std Condensed"/>
    </style:style>
    <style:style style:name="T141" style:family="text">
      <style:text-properties fo:color="#000000" loext:opacity="100%" style:font-name="Futura Std Condensed" officeooo:rsid="002f6e18"/>
    </style:style>
    <style:style style:name="T142" style:family="text">
      <style:text-properties fo:color="#000000" loext:opacity="100%" officeooo:rsid="008616df"/>
    </style:style>
    <style:style style:name="T143" style:family="text">
      <style:text-properties fo:color="#000000" loext:opacity="100%" officeooo:rsid="00880d2b"/>
    </style:style>
    <style:style style:name="T144" style:family="text">
      <style:text-properties fo:color="#000000" loext:opacity="100%" officeooo:rsid="0018c4ea"/>
    </style:style>
    <style:style style:name="T145" style:family="text">
      <style:text-properties fo:color="#000000" loext:opacity="100%" style:text-underline-style="none" officeooo:rsid="0013b1f0"/>
    </style:style>
    <style:style style:name="T146" style:family="text">
      <style:text-properties fo:color="#000000" loext:opacity="100%" style:text-underline-style="none" officeooo:rsid="000f8f6a"/>
    </style:style>
    <style:style style:name="T147" style:family="text">
      <style:text-properties fo:color="#000000" loext:opacity="100%" style:text-underline-style="none" officeooo:rsid="00271d54"/>
    </style:style>
    <style:style style:name="T148" style:family="text">
      <style:text-properties fo:color="#000000" loext:opacity="100%" officeooo:rsid="008b52c7"/>
    </style:style>
    <style:style style:name="T149" style:family="text">
      <style:text-properties fo:color="#000000" loext:opacity="100%" officeooo:rsid="008cab49"/>
    </style:style>
    <style:style style:name="T150" style:family="text">
      <style:text-properties fo:color="#000000" loext:opacity="100%" officeooo:rsid="008e084b"/>
    </style:style>
    <style:style style:name="T151" style:family="text">
      <style:text-properties fo:color="#000000" loext:opacity="100%" officeooo:rsid="007dbde0"/>
    </style:style>
    <style:style style:name="T152" style:family="text">
      <style:text-properties fo:color="#000000" loext:opacity="100%" officeooo:rsid="0081581d"/>
    </style:style>
    <style:style style:name="T153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54" style:family="text">
      <style:text-properties fo:color="#000000" loext:opacity="100%" officeooo:rsid="0097a307"/>
    </style:style>
    <style:style style:name="T155" style:family="text">
      <style:text-properties fo:color="#000000" loext:opacity="100%" officeooo:rsid="009cb617"/>
    </style:style>
    <style:style style:name="T156" style:family="text">
      <style:text-properties fo:color="#000000" loext:opacity="100%" officeooo:rsid="0058a901"/>
    </style:style>
    <style:style style:name="T157" style:family="text">
      <style:text-properties fo:color="#000000" loext:opacity="100%" officeooo:rsid="00a27b36"/>
    </style:style>
    <style:style style:name="T158" style:family="text">
      <style:text-properties fo:color="#000000" loext:opacity="100%" officeooo:rsid="00a46215"/>
    </style:style>
    <style:style style:name="T159" style:family="text">
      <style:text-properties officeooo:rsid="0013b1f0"/>
    </style:style>
    <style:style style:name="T160" style:family="text">
      <style:text-properties style:text-underline-style="solid" style:text-underline-width="auto" style:text-underline-color="font-color" officeooo:rsid="0013b1f0"/>
    </style:style>
    <style:style style:name="T161" style:family="text">
      <style:text-properties style:text-underline-style="solid" style:text-underline-width="auto" style:text-underline-color="font-color" officeooo:rsid="001362f7"/>
    </style:style>
    <style:style style:name="T162" style:family="text">
      <style:text-properties style:text-underline-style="solid" style:text-underline-width="auto" style:text-underline-color="font-color" officeooo:rsid="000f8f6a"/>
    </style:style>
    <style:style style:name="T163" style:family="text">
      <style:text-properties style:text-underline-style="solid" style:text-underline-width="auto" style:text-underline-color="font-color" officeooo:rsid="0018c4ea"/>
    </style:style>
    <style:style style:name="T164" style:family="text">
      <style:text-properties style:text-underline-style="solid" style:text-underline-width="auto" style:text-underline-color="font-color" officeooo:rsid="00509422"/>
    </style:style>
    <style:style style:name="T165" style:family="text">
      <style:text-properties style:text-underline-style="solid" style:text-underline-width="auto" style:text-underline-color="font-color" officeooo:rsid="0085f838"/>
    </style:style>
    <style:style style:name="T166" style:family="text">
      <style:text-properties style:text-underline-style="solid" style:text-underline-width="auto" style:text-underline-color="font-color" officeooo:rsid="00880d2b"/>
    </style:style>
    <style:style style:name="T167" style:family="text">
      <style:text-properties style:text-underline-style="solid" style:text-underline-width="auto" style:text-underline-color="font-color" officeooo:rsid="0089ae28"/>
    </style:style>
    <style:style style:name="T168" style:family="text">
      <style:text-properties style:text-underline-style="solid" style:text-underline-width="auto" style:text-underline-color="font-color" officeooo:rsid="008b52c7"/>
    </style:style>
    <style:style style:name="T169" style:family="text">
      <style:text-properties style:text-underline-style="solid" style:text-underline-width="auto" style:text-underline-color="font-color" officeooo:rsid="0097a307"/>
    </style:style>
    <style:style style:name="T170" style:family="text">
      <style:text-properties style:text-underline-style="solid" style:text-underline-width="auto" style:text-underline-color="font-color" officeooo:rsid="00ba16c9"/>
    </style:style>
    <style:style style:name="T171" style:family="text">
      <style:text-properties style:text-underline-style="none"/>
    </style:style>
    <style:style style:name="T172" style:family="text">
      <style:text-properties style:text-underline-style="none" officeooo:rsid="001362f7"/>
    </style:style>
    <style:style style:name="T173" style:family="text">
      <style:text-properties style:text-underline-style="none" officeooo:rsid="0085f838"/>
    </style:style>
    <style:style style:name="T174" style:family="text">
      <style:text-properties style:text-underline-style="none" officeooo:rsid="0071cc19"/>
    </style:style>
    <style:style style:name="T175" style:family="text">
      <style:text-properties style:text-underline-style="none" officeooo:rsid="00be3a03"/>
    </style:style>
    <style:style style:name="T176" style:family="text">
      <style:text-properties officeooo:rsid="0014442c"/>
    </style:style>
    <style:style style:name="T177" style:family="text">
      <style:text-properties officeooo:rsid="00145467"/>
    </style:style>
    <style:style style:name="T178" style:family="text">
      <style:text-properties officeooo:rsid="00155c6b"/>
    </style:style>
    <style:style style:name="T179" style:family="text">
      <style:text-properties officeooo:rsid="0016dd90"/>
    </style:style>
    <style:style style:name="T180" style:family="text">
      <style:text-properties officeooo:rsid="0018c4ea"/>
    </style:style>
    <style:style style:name="T181" style:family="text">
      <style:text-properties officeooo:rsid="001a20db"/>
    </style:style>
    <style:style style:name="T182" style:family="text">
      <style:text-properties officeooo:rsid="001c6e04"/>
    </style:style>
    <style:style style:name="T183" style:family="text">
      <style:text-properties officeooo:rsid="001d91d9"/>
    </style:style>
    <style:style style:name="T184" style:family="text">
      <style:text-properties officeooo:rsid="001ec6f4"/>
    </style:style>
    <style:style style:name="T185" style:family="text">
      <style:text-properties officeooo:rsid="00202faa"/>
    </style:style>
    <style:style style:name="T186" style:family="text">
      <style:text-properties officeooo:rsid="002104e7"/>
    </style:style>
    <style:style style:name="T187" style:family="text">
      <style:text-properties officeooo:rsid="0023e611"/>
    </style:style>
    <style:style style:name="T188" style:family="text">
      <style:text-properties officeooo:rsid="00254600"/>
    </style:style>
    <style:style style:name="T189" style:family="text">
      <style:text-properties officeooo:rsid="002b15d7"/>
    </style:style>
    <style:style style:name="T190" style:family="text">
      <style:text-properties officeooo:rsid="002db9f0"/>
    </style:style>
    <style:style style:name="T191" style:family="text">
      <style:text-properties officeooo:rsid="002f6e18"/>
    </style:style>
    <style:style style:name="T192" style:family="text">
      <style:text-properties fo:color="#2a6099" loext:opacity="100%"/>
    </style:style>
    <style:style style:name="T193" style:family="text">
      <style:text-properties fo:color="#2a6099" loext:opacity="100%" style:font-name="Futura Std Condensed"/>
    </style:style>
    <style:style style:name="T194" style:family="text">
      <style:text-properties fo:color="#2a6099" loext:opacity="100%" style:font-name="Futura Std Condensed" officeooo:rsid="0013b1f0"/>
    </style:style>
    <style:style style:name="T195" style:family="text">
      <style:text-properties fo:color="#2a6099" loext:opacity="100%" style:font-name="Futura Std Condensed" officeooo:rsid="006ce0e1"/>
    </style:style>
    <style:style style:name="T196" style:family="text">
      <style:text-properties fo:color="#2a6099" loext:opacity="100%" officeooo:rsid="005b5999"/>
    </style:style>
    <style:style style:name="T197" style:family="text">
      <style:text-properties fo:color="#2a6099" loext:opacity="100%" officeooo:rsid="005d8a45"/>
    </style:style>
    <style:style style:name="T198" style:family="text">
      <style:text-properties fo:color="#2a6099" loext:opacity="100%" officeooo:rsid="0013b1f0"/>
    </style:style>
    <style:style style:name="T199" style:family="text">
      <style:text-properties fo:color="#2a6099" loext:opacity="100%" style:font-name="Futura Std Condensed1" officeooo:rsid="0013b1f0"/>
    </style:style>
    <style:style style:name="T200" style:family="text">
      <style:text-properties fo:color="#2a6099" loext:opacity="100%" officeooo:rsid="0014442c"/>
    </style:style>
    <style:style style:name="T201" style:family="text">
      <style:text-properties fo:color="#2a6099" loext:opacity="100%" officeooo:rsid="006a92be"/>
    </style:style>
    <style:style style:name="T202" style:family="text">
      <style:text-properties fo:color="#2a6099" loext:opacity="100%" officeooo:rsid="004190e1"/>
    </style:style>
    <style:style style:name="T203" style:family="text">
      <style:text-properties fo:color="#2a6099" loext:opacity="100%" officeooo:rsid="007f1654"/>
    </style:style>
    <style:style style:name="T204" style:family="text">
      <style:text-properties fo:color="#2a6099" loext:opacity="100%" officeooo:rsid="00530c9e"/>
    </style:style>
    <style:style style:name="T205" style:family="text">
      <style:text-properties fo:color="#2a6099" loext:opacity="100%" officeooo:rsid="009437be"/>
    </style:style>
    <style:style style:name="T206" style:family="text">
      <style:text-properties fo:color="#2a6099" loext:opacity="100%" officeooo:rsid="009ecc90"/>
    </style:style>
    <style:style style:name="T207" style:family="text">
      <style:text-properties fo:color="#2a6099" loext:opacity="100%" officeooo:rsid="00a7cb89"/>
    </style:style>
    <style:style style:name="T208" style:family="text">
      <style:text-properties fo:color="#2a6099" loext:opacity="100%" style:font-name="Futura Std Condensed Light1" officeooo:rsid="00b55d25"/>
    </style:style>
    <style:style style:name="T209" style:family="text">
      <style:text-properties officeooo:rsid="0030d81e"/>
    </style:style>
    <style:style style:name="T210" style:family="text">
      <style:text-properties officeooo:rsid="0031047f"/>
    </style:style>
    <style:style style:name="T211" style:family="text">
      <style:text-properties officeooo:rsid="00324fc3"/>
    </style:style>
    <style:style style:name="T212" style:family="text">
      <style:text-properties officeooo:rsid="0035b9c5"/>
    </style:style>
    <style:style style:name="T213" style:family="text">
      <style:text-properties officeooo:rsid="003600f1"/>
    </style:style>
    <style:style style:name="T214" style:family="text">
      <style:text-properties style:font-name="Futura Std Condensed" officeooo:rsid="004190e1"/>
    </style:style>
    <style:style style:name="T215" style:family="text">
      <style:text-properties officeooo:rsid="004190e1"/>
    </style:style>
    <style:style style:name="T216" style:family="text">
      <style:text-properties officeooo:rsid="0048922a"/>
    </style:style>
    <style:style style:name="T217" style:family="text">
      <style:text-properties officeooo:rsid="002c96b5"/>
    </style:style>
    <style:style style:name="T218" style:family="text">
      <style:text-properties officeooo:rsid="004a78a6"/>
    </style:style>
    <style:style style:name="T219" style:family="text">
      <style:text-properties officeooo:rsid="004b5574"/>
    </style:style>
    <style:style style:name="T220" style:family="text">
      <style:text-properties officeooo:rsid="004e68bd"/>
    </style:style>
    <style:style style:name="T221" style:family="text">
      <style:text-properties officeooo:rsid="004f4fd7"/>
    </style:style>
    <style:style style:name="T222" style:family="text">
      <style:text-properties officeooo:rsid="004f7ac0"/>
    </style:style>
    <style:style style:name="T223" style:family="text">
      <style:text-properties officeooo:rsid="004ffb0c"/>
    </style:style>
    <style:style style:name="T224" style:family="text">
      <style:text-properties officeooo:rsid="00509422"/>
    </style:style>
    <style:style style:name="T225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26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27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28" style:family="text">
      <style:text-properties officeooo:rsid="005170e5"/>
    </style:style>
    <style:style style:name="T229" style:family="text">
      <style:text-properties fo:color="#3465a4" loext:opacity="100%" style:font-name="Futura Std Condensed" officeooo:rsid="0057759a"/>
    </style:style>
    <style:style style:name="T230" style:family="text">
      <style:text-properties fo:color="#3465a4" loext:opacity="100%" officeooo:rsid="0018b4d5"/>
    </style:style>
    <style:style style:name="T231" style:family="text">
      <style:text-properties officeooo:rsid="00530c9e"/>
    </style:style>
    <style:style style:name="T232" style:family="text">
      <style:text-properties officeooo:rsid="005a3f3b"/>
    </style:style>
    <style:style style:name="T233" style:family="text">
      <style:text-properties officeooo:rsid="005ad40e"/>
    </style:style>
    <style:style style:name="T234" style:family="text">
      <style:text-properties officeooo:rsid="005b5999"/>
    </style:style>
    <style:style style:name="T235" style:family="text">
      <style:text-properties officeooo:rsid="005c7fa8"/>
    </style:style>
    <style:style style:name="T236" style:family="text">
      <style:text-properties officeooo:rsid="0058a901"/>
    </style:style>
    <style:style style:name="T237" style:family="text">
      <style:text-properties officeooo:rsid="005d8a45"/>
    </style:style>
    <style:style style:name="T238" style:family="text">
      <style:text-properties officeooo:rsid="00608b0f"/>
    </style:style>
    <style:style style:name="T239" style:family="text">
      <style:text-properties fo:font-size="16pt" style:font-size-asian="16pt" style:font-size-complex="16pt"/>
    </style:style>
    <style:style style:name="T240" style:family="text">
      <style:text-properties fo:font-size="16pt" officeooo:rsid="00ba7558" style:font-size-asian="16pt" style:font-size-complex="16pt"/>
    </style:style>
    <style:style style:name="T241" style:family="text">
      <style:text-properties fo:font-size="16pt" style:text-underline-style="none" style:font-size-asian="16pt" style:font-size-complex="16pt"/>
    </style:style>
    <style:style style:name="T242" style:family="text">
      <style:text-properties fo:font-size="16pt" style:text-underline-style="none" officeooo:rsid="0071cc19" style:font-size-asian="16pt" style:font-size-complex="16pt"/>
    </style:style>
    <style:style style:name="T243" style:family="text">
      <style:text-properties officeooo:rsid="006ff937"/>
    </style:style>
    <style:style style:name="T244" style:family="text">
      <style:text-properties style:font-name="Futura Std Condensed Light" fo:font-size="16pt" style:font-size-asian="16pt" style:font-size-complex="16pt"/>
    </style:style>
    <style:style style:name="T245" style:family="text">
      <style:text-properties style:font-name="Futura Std Condensed Light" fo:font-size="16pt" officeooo:rsid="0071cc19" style:font-size-asian="16pt" style:font-size-complex="16pt"/>
    </style:style>
    <style:style style:name="T246" style:family="text">
      <style:text-properties officeooo:rsid="00757a7e"/>
    </style:style>
    <style:style style:name="T247" style:family="text">
      <style:text-properties officeooo:rsid="007cce26"/>
    </style:style>
    <style:style style:name="T248" style:family="text">
      <style:text-properties officeooo:rsid="007dbde0"/>
    </style:style>
    <style:style style:name="T249" style:family="text">
      <style:text-properties officeooo:rsid="007f1654"/>
    </style:style>
    <style:style style:name="T250" style:family="text">
      <style:text-properties officeooo:rsid="00811ecb"/>
    </style:style>
    <style:style style:name="T251" style:family="text">
      <style:text-properties officeooo:rsid="0081581d"/>
    </style:style>
    <style:style style:name="T252" style:family="text">
      <style:text-properties officeooo:rsid="0089ae28"/>
    </style:style>
    <style:style style:name="T253" style:family="text">
      <style:text-properties officeooo:rsid="008b52c7"/>
    </style:style>
    <style:style style:name="T254" style:family="text">
      <style:text-properties officeooo:rsid="008bfe80"/>
    </style:style>
    <style:style style:name="T255" style:family="text">
      <style:text-properties officeooo:rsid="008f955d"/>
    </style:style>
    <style:style style:name="T256" style:family="text">
      <style:text-properties officeooo:rsid="00931601"/>
    </style:style>
    <style:style style:name="T257" style:family="text">
      <style:text-properties officeooo:rsid="009437be"/>
    </style:style>
    <style:style style:name="T258" style:family="text">
      <style:text-properties officeooo:rsid="0096314b"/>
    </style:style>
    <style:style style:name="T259" style:family="text">
      <style:text-properties fo:color="#00a933" loext:opacity="100%" style:text-underline-style="solid" style:text-underline-width="auto" style:text-underline-color="font-color" officeooo:rsid="001a20db"/>
    </style:style>
    <style:style style:name="T260" style:family="text">
      <style:text-properties fo:color="#00a933" loext:opacity="100%" style:text-underline-style="solid" style:text-underline-width="auto" style:text-underline-color="font-color" officeooo:rsid="0089ae28"/>
    </style:style>
    <style:style style:name="T261" style:family="text">
      <style:text-properties fo:color="#00a933" loext:opacity="100%" style:text-underline-style="solid" style:text-underline-width="auto" style:text-underline-color="font-color" officeooo:rsid="008b52c7"/>
    </style:style>
    <style:style style:name="T262" style:family="text">
      <style:text-properties fo:color="#00a933" loext:opacity="100%" style:text-underline-style="solid" style:text-underline-width="auto" style:text-underline-color="font-color" officeooo:rsid="0018c4ea"/>
    </style:style>
    <style:style style:name="T263" style:family="text">
      <style:text-properties fo:color="#00a933" loext:opacity="100%" style:text-underline-style="solid" style:text-underline-width="auto" style:text-underline-color="font-color" officeooo:rsid="0097a307"/>
    </style:style>
    <style:style style:name="T264" style:family="text">
      <style:text-properties fo:color="#00a933" loext:opacity="100%" style:text-underline-style="solid" style:text-underline-width="auto" style:text-underline-color="font-color" officeooo:rsid="001362f7"/>
    </style:style>
    <style:style style:name="T265" style:family="text">
      <style:text-properties fo:color="#00a933" loext:opacity="100%" officeooo:rsid="0089ae28"/>
    </style:style>
    <style:style style:name="T266" style:family="text">
      <style:text-properties officeooo:rsid="0098f5b4"/>
    </style:style>
    <style:style style:name="T267" style:family="text">
      <style:text-properties officeooo:rsid="0099caad"/>
    </style:style>
    <style:style style:name="T268" style:family="text">
      <style:text-properties officeooo:rsid="009fe58a"/>
    </style:style>
    <style:style style:name="T269" style:family="text">
      <style:text-properties officeooo:rsid="00a0f062"/>
    </style:style>
    <style:style style:name="T270" style:family="text">
      <style:text-properties officeooo:rsid="00abe24d"/>
    </style:style>
    <style:style style:name="T271" style:family="text">
      <style:text-properties officeooo:rsid="00ab2570"/>
    </style:style>
    <style:style style:name="T272" style:family="text">
      <style:text-properties fo:color="#158466" loext:opacity="100%"/>
    </style:style>
    <style:style style:name="T273" style:family="text">
      <style:text-properties fo:color="#158466" loext:opacity="100%" officeooo:rsid="00ae7c16"/>
    </style:style>
    <style:style style:name="T274" style:family="text">
      <style:text-properties fo:color="#158466" loext:opacity="100%" style:font-name="Futura Std Condensed" officeooo:rsid="00b3984f"/>
    </style:style>
    <style:style style:name="T275" style:family="text">
      <style:text-properties officeooo:rsid="00b8d8fd"/>
    </style:style>
    <style:style style:name="T276" style:family="text">
      <style:text-properties fo:color="#808080" loext:opacity="100%" officeooo:rsid="00a7cb89"/>
    </style:style>
    <style:style style:name="T277" style:family="text">
      <style:text-properties fo:color="#808080" loext:opacity="100%" style:font-name="Futura Std Condensed" officeooo:rsid="00a46215"/>
    </style:style>
    <style:style style:name="T278" style:family="text">
      <style:text-properties fo:color="#808080" loext:opacity="100%" officeooo:rsid="00a46215"/>
    </style:style>
    <style:style style:name="T279" style:family="text">
      <style:text-properties fo:color="#808080" loext:opacity="100%" fo:font-weight="bold" officeooo:rsid="00a4621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indergarten Massaker</text:p>
      <text:p text:style-name="P1"/>
      <text:p text:style-name="P1"/>
      <text:p text:style-name="P1"/>
      <text:p text:style-name="P2">Pitch</text:p>
      <text:p text:style-name="P14"/>
      <text:p text:style-name="P31"><text:span text:style-name="T4"><text:tab/></text:span><text:span text:style-name="T222">P</text:span><text:span text:style-name="T4">eaceful Alien</text:span> <text:span text:style-name="T266">l</text:span>and<text:span text:style-name="T3">s</text:span> in a Kindergarten. Kids are coming from everywhere. More and more. They tend to surround the <text:span text:style-name="T3">Alien</text:span> <text:span text:style-name="T220">a</text:span><text:span text:style-name="T4">nd they want “blood”! </text:span><text:span text:style-name="T190">Alien</text:span> has to avoid <text:span text:style-name="T1">kids</text:span> in order to survive. Everything’s seen through a surveillance<text:span text:style-name="T190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4"/>
      <text:p text:style-name="P20"><text:tab/><text:span text:style-name="T176">The game will be a</text:span><text:span text:style-name="T15"> </text:span><text:span text:style-name="T18">Top Down Shooter</text:span><text:span text:style-name="T107"> in </text:span><text:span text:style-name="T15">2D pixel art</text:span><text:span text:style-name="T176"> </text:span><text:span text:style-name="T186">style</text:span><text:span text:style-name="T176">.</text:span></text:p>
      <text:p text:style-name="P15"/>
      <text:p text:style-name="P15"><text:tab/>The game will<text:span text:style-name="T159"> </text:span>be in <text:span text:style-name="T6">German</text:span> (just because the title rocks in German).</text:p>
      <text:p text:style-name="P15"/>
      <text:p text:style-name="P19"><text:tab/><text:span text:style-name="T25">1 player versus CPU</text:span><text:span text:style-name="T125">.</text:span></text:p>
      <text:p text:style-name="P15"/>
      <text:p text:style-name="P19"><text:tab/><text:span text:style-name="T30">1 difficulty level</text:span><text:span text:style-name="T125">.</text:span></text:p>
      <text:p text:style-name="P27"/>
      <text:p text:style-name="P27"><text:tab/><text:span text:style-name="T176">One</text:span> game last<text:span text:style-name="T184">s</text:span> <text:span text:style-name="T159">up to</text:span> <text:span text:style-name="T8">1 minute</text:span> (or a bit more <text:span text:style-name="T159">with luck as player will become “blind” at some point</text:span>). <text:span text:style-name="T223">Well. As long as the Alien can survive, the game isn’t over but considering that </text:span><text:span text:style-name="T232">after </text:span><text:span text:style-name="T223">about 1 minute, the screen </text:span><text:span text:style-name="T257">gets</text:span><text:span text:style-name="T223"> black, I don’t think the game will last very long </text:span><text:span text:style-name="T257">after that</text:span><text:span text:style-name="T223">...</text:span></text:p>
      <text:p text:style-name="P16"/>
      <text:p text:style-name="P16"><text:tab/><text:span text:style-name="T198">The only thing that will </text:span><text:span text:style-name="T199">eventually</text:span><text:span text:style-name="T198"> be recorded is </text:span><text:span text:style-name="T194">HOW LONG YOU SURVIVE</text:span><text:span text:style-name="T195">D</text:span><text:span text:style-name="T198">! (only the best </text:span><text:span text:style-name="T200">time</text:span><text:span text:style-name="T198">). </text:span><text:span text:style-name="T215">We’ll give the length of the game but </text:span><text:span text:style-name="T201">(</text:span><text:span text:style-name="T202">if it doesn’t break the record, then</text:span><text:span text:style-name="T201">)</text:span><text:span text:style-name="T215"> “</text:span><text:span text:style-name="T214">it’ll be lost for ever like tears in the rain!</text:span><text:span text:style-name="T215">”</text:span></text:p>
      <text:p text:style-name="P16"/>
      <text:p text:style-name="P16"><text:tab/><text:span text:style-name="T14">Nothing to gather</text:span><text:span text:style-name="T159">: no bonus, </text:span><text:span text:style-name="T220">no health, </text:span><text:span text:style-name="T159">no money, no points, </text:span><text:span text:style-name="T176">no weapon, no armor, </text:span><text:span text:style-name="T159">no nothing!</text:span></text:p>
      <text:p text:style-name="P16"/>
      <text:p text:style-name="P16"><text:tab/><text:span text:style-name="T8">“</text:span><text:span text:style-name="T38">C</text:span><text:span text:style-name="T24">ontact” with</text:span><text:span text:style-name="T16"> </text:span><text:span text:style-name="T38">enemies</text:span><text:span text:style-name="T16"> </text:span><text:span text:style-name="T24">deals </text:span><text:span text:style-name="T35">no</text:span><text:span text:style-name="T38"> </text:span><text:span text:style-name="T24">damage, </text:span><text:span text:style-name="T39">only </text:span><text:span text:style-name="T48">physical attacks/</text:span><text:span text:style-name="T39">projectiles/</text:span><text:span text:style-name="T42">weapons</text:span><text:span text:style-name="T39"> do.</text:span></text:p>
      <text:p text:style-name="P16"/>
      <text:p text:style-name="P16"><text:span text:style-name="T39"><text:tab/></text:span><text:span text:style-name="T57">The Alien is invulnerable for the first 3 seconds </text:span><text:span text:style-name="T66">of the game (just in case)</text:span><text:span text:style-name="T57">!</text:span></text:p>
      <text:p text:style-name="P74"><text:span text:style-name="T269">The </text:span>Alien</text:p>
      <text:p text:style-name="P75"/>
      <text:p text:style-name="P37"><text:span text:style-name="T257">The</text:span> <text:span text:style-name="T257">A</text:span>lien<text:span text:style-name="T257">s</text:span> <text:span text:style-name="T257">have</text:span> <text:span text:style-name="T232">female </text:span>German old fashioned name<text:span text:style-name="T257">s</text:span> (only for fun): <text:span text:style-name="T257">the player’s Alien is called </text:span><text:span text:style-name="T66">Brünhild</text:span><text:span text:style-name="T257">, the other one at the teleportation desk is called </text:span><text:span text:style-name="T66">Gudrun</text:span>!</text:p>
      <text:p text:style-name="P28"/>
      <text:p text:style-name="P81"><text:span text:style-name="T110">The </text:span><text:span text:style-name="T119">A</text:span><text:span text:style-name="T109">lien </text:span><text:span text:style-name="T118">has</text:span><text:span text:style-name="T212"> 1000 hit points (HP)</text:span><text:span text:style-name="T109">.</text:span></text:p>
      <text:p text:style-name="P30"/>
      <text:p text:style-name="P30"><text:tab/><text:span text:style-name="T257">The</text:span><text:span text:style-name="T187"> Alien has</text:span><text:span text:style-name="T4"> </text:span><text:span text:style-name="T9">1</text:span><text:span text:style-name="T8"> defensive </text:span><text:span text:style-name="T15">skill</text:span><text:span text:style-name="T106"> </text:span><text:span text:style-name="T149">to choose</text:span>:</text:p>
      <text:p text:style-name="P30"/>
      <text:p text:style-name="P32">- <text:span text:style-name="T8">Random teleportation</text:span><text:span text:style-name="T140"> </text:span><text:span text:style-name="T144">(</text:span><text:span text:style-name="T261">cooldown: 20 seconds</text:span><text:span text:style-name="T144">).</text:span></text:p>
      <text:p text:style-name="P32">- <text:span text:style-name="T8">Dash</text:span> <text:span text:style-name="T2">(</text:span><text:span text:style-name="T162">pass through </text:span><text:span text:style-name="T160">kids and attacks</text:span><text:span text:style-name="T145"> – </text:span><text:span text:style-name="T261">cooldown: 15 seconds</text:span><text:span text:style-name="T2">)</text:span></text:p>
      <text:p text:style-name="P32">- <text:span text:style-name="T8">Repulsive “</text:span><text:span text:style-name="T10">explosions”</text:span><text:span text:style-name="T88"> </text:span><text:span text:style-name="T89">(repulsive effect </text:span><text:span text:style-name="T90">only on kids </text:span><text:span text:style-name="T88">–</text:span><text:span text:style-name="T90"> </text:span><text:span text:style-name="T92">not the attacks</text:span><text:span text:style-name="T145"> – </text:span><text:span text:style-name="T261">cooldown: 10 seconds</text:span><text:span text:style-name="T89">)</text:span></text:p>
      <text:p text:style-name="P32">- <text:span text:style-name="T8">Freezing </text:span><text:span text:style-name="T11">“</text:span><text:span text:style-name="T44">shock wave”</text:span><text:span text:style-name="T12"> </text:span><text:span text:style-name="T89">(</text:span><text:span text:style-name="T100">Freezes nearby enemies for </text:span><text:span text:style-name="T101">4</text:span><text:span text:style-name="T100"> seconds</text:span><text:span text:style-name="T145"> </text:span><text:span text:style-name="T146">–</text:span><text:span text:style-name="T145"> </text:span><text:span text:style-name="T92">not the </text:span><text:span text:style-name="T102">missiles</text:span><text:span text:style-name="T145"> – </text:span><text:span text:style-name="T261">cooldown: 15 seconds</text:span><text:span text:style-name="T89">)</text:span></text:p>
      <text:p text:style-name="P30">- <text:span text:style-name="T13">Quick r</text:span><text:span text:style-name="T12">unner </text:span><text:span text:style-name="T89">(</text:span><text:span text:style-name="T154">runs</text:span><text:span text:style-name="T143"> 2</text:span><text:span text:style-name="T148">0</text:span><text:span text:style-name="T143">% faster – </text:span><text:span text:style-name="T264">permanent</text:span><text:span text:style-name="T89">)</text:span></text:p>
      <text:p text:style-name="P32">- <text:span text:style-name="T10">Force </text:span><text:span text:style-name="T44">f</text:span><text:span text:style-name="T10">ield</text:span><text:span text:style-name="T88"> </text:span><text:span text:style-name="T89">(repulsive effect </text:span><text:span text:style-name="T142">for </text:span><text:span text:style-name="T143">6</text:span><text:span text:style-name="T142"> seconds</text:span><text:span text:style-name="T90"> on </text:span><text:span text:style-name="T105">ranged attacks</text:span><text:span text:style-name="T145"> – </text:span><text:span text:style-name="T261">cooldown: 10 seconds</text:span><text:span text:style-name="T89">).</text:span></text:p>
      <text:p text:style-name="P32">- <text:span text:style-name="T10">Time stop </text:span><text:span text:style-name="T89">(affects </text:span><text:span text:style-name="T100">everything for 3 seconds</text:span><text:span text:style-name="T145"> – </text:span><text:span text:style-name="T261">cooldown: 20 seconds</text:span><text:span text:style-name="T90">)</text:span></text:p>
      <text:p text:style-name="P32">- <text:span text:style-name="T13">Mirror images</text:span><text:span text:style-name="T86"> (</text:span><text:span text:style-name="T168">3</text:span><text:span text:style-name="T161"> </text:span><text:span text:style-name="T169">i</text:span><text:span text:style-name="T168">nvulnerable </text:span><text:span text:style-name="T166">copies </text:span><text:span text:style-name="T169">of the Alien</text:span><text:span text:style-name="T86"> start </text:span><text:span text:style-name="T254">running</text:span><text:span text:style-name="T86"> in random </text:span><text:span text:style-name="T159">opposite</text:span><text:span text:style-name="T86"> directions from the player attracting closest kids for </text:span><text:span text:style-name="T165">3</text:span><text:span text:style-name="T161"> seconds</text:span><text:span text:style-name="T172"> </text:span><text:span text:style-name="T173">then disappear</text:span><text:span text:style-name="T145"> – </text:span><text:span text:style-name="T261">cooldown: 1</text:span><text:span text:style-name="T263">2</text:span><text:span text:style-name="T261"> seconds</text:span><text:span text:style-name="T86">)</text:span></text:p>
      <text:p text:style-name="P30">- <text:span text:style-name="T19">Dodger</text:span><text:span text:style-name="T180"> (hit box </text:span><text:span text:style-name="T221">size </text:span><text:span text:style-name="T180">reduced</text:span><text:span text:style-name="T89"> </text:span><text:span text:style-name="T143">by 2</text:span><text:span text:style-name="T148">0</text:span><text:span text:style-name="T143">% </text:span><text:span text:style-name="T89">– </text:span><text:span text:style-name="T262">permanent</text:span><text:span text:style-name="T180">).</text:span></text:p>
      <text:p text:style-name="P32">- <text:span text:style-name="T19">Invisible</text:span><text:span text:style-name="T180"> (makes </text:span><text:span text:style-name="T163">enemies go away </text:span><text:span text:style-name="T167">as if the Alien wasn’t here</text:span><text:span text:style-name="T180"> for </text:span><text:span text:style-name="T253">4</text:span><text:span text:style-name="T180"> seconds</text:span><text:span text:style-name="T145"> – </text:span><text:span text:style-name="T261">cooldown: 15 seconds</text:span><text:span text:style-name="T180">).</text:span></text:p>
      <text:p text:style-name="P32">- <text:span text:style-name="T19">Shield</text:span><text:span text:style-name="T180"> (</text:span><text:span text:style-name="T164">invulnerable to </text:span><text:span text:style-name="T170">hand-to-hand</text:span><text:span text:style-name="T167"> </text:span><text:span text:style-name="T164">attack</text:span><text:span text:style-name="T170">s</text:span><text:span text:style-name="T164"> </text:span><text:span text:style-name="T167"><text:s/>for 5 seconds</text:span><text:span text:style-name="T145"> – </text:span><text:span text:style-name="T261">cooldown: 10 seconds</text:span><text:span text:style-name="T180">).</text:span></text:p>
      <text:p text:style-name="P38">- <text:span text:style-name="T8">Second life</text:span> (restart with <text:span text:style-name="T258">300 HP</text:span> from where the player and enemies were <text:span text:style-name="T247">just before the Alien died – </text:span><text:span text:style-name="T265">only 1 time</text:span>).</text:p>
      <text:p text:style-name="P30">- <text:span text:style-name="T19">Healthy</text:span><text:span text:style-name="T180"> (</text:span><text:span text:style-name="T221">2</text:span><text:span text:style-name="T253">0</text:span><text:span text:style-name="T221">% </text:span><text:span text:style-name="T180">more hit points – </text:span><text:span text:style-name="T260">permanent</text:span><text:span text:style-name="T180">).</text:span></text:p>
      <text:p text:style-name="P30">- <text:span text:style-name="T20">Regeneration</text:span><text:span text:style-name="T181"> (</text:span><text:span text:style-name="T258">5</text:span><text:span text:style-name="T252"> hp per second – </text:span><text:span text:style-name="T259">permanent</text:span><text:span text:style-name="T181">).</text:span></text:p>
      <text:p text:style-name="P30">- <text:span text:style-name="T21">Hand to hand </text:span><text:span text:style-name="T61">specialist</text:span><text:span text:style-name="T182"> (50% damage from short range but 200% damage from long range – </text:span><text:span text:style-name="T260">permanent</text:span><text:span text:style-name="T182">).</text:span></text:p>
      <text:p text:style-name="P32">- <text:span text:style-name="T21">Ranged </text:span><text:span text:style-name="T28">fighting </text:span><text:span text:style-name="T61">expert</text:span><text:span text:style-name="T182"> (50% damage from long range but 200% damage from short range – </text:span><text:span text:style-name="T260">permanent</text:span><text:span text:style-name="T182">).</text:span></text:p>
      <text:p text:style-name="P30">- <text:span text:style-name="T7">None! </text:span><text:span text:style-name="T149">(</text:span><text:span text:style-name="T150">yes!</text:span><text:span text:style-name="T149">)</text:span></text:p>
      <text:p text:style-name="P30"/>
      <text:p text:style-name="P30"><text:tab/><text:span text:style-name="T26">S</text:span><text:span text:style-name="T22">kill cool down is shown by the sprite outline color</text:span><text:span text:style-name="T133"> </text:span><text:span text:style-name="T131">(red means not ready)</text:span><text:span text:style-name="T183">.</text:span></text:p>
      <text:p text:style-name="P34"><text:span text:style-name="T65"><text:tab/>Cooldown</text:span><text:span text:style-name="T255"> countdown </text:span><text:span text:style-name="T65">starts </text:span><text:span text:style-name="T66">red</text:span><text:span text:style-name="T255"> and </text:span><text:span text:style-name="T268">evolves to </text:span><text:span text:style-name="T65">turn black</text:span><text:span text:style-name="T255"> when </text:span><text:span text:style-name="T65">countdown is over</text:span><text:span text:style-name="T255">.</text:span></text:p>
      <text:p text:style-name="P33"><text:tab/><text:span text:style-name="T46">No HP shown on screen </text:span><text:span text:style-name="T204">(</text:span><text:span text:style-name="T205">we’ll eventually show that also with the outline turning blue</text:span><text:span text:style-name="T204">)</text:span><text:span text:style-name="T231">.</text:span></text:p>
      <text:p text:style-name="P33"><text:tab/><text:span text:style-name="T75">When hit, the Alien flashes white</text:span><text:span text:style-name="T270">.</text:span></text:p>
      <text:p text:style-name="P21"><text:tab/>Each <text:span text:style-name="T26">skill</text:span><text:span text:style-name="T8"> has </text:span><text:span text:style-name="T37">its own</text:span><text:span text:style-name="T8"> cooldown</text:span> (<text:span text:style-name="T159">duration</text:span> depending on the <text:span text:style-name="T176">skill</text:span>).</text:p>
      <text:p text:style-name="P5">Enemies</text:p>
      <text:p text:style-name="P3"/>
      <text:p text:style-name="P42"><text:tab/><text:span text:style-name="T177">Here’s the list:</text:span></text:p>
      <text:p text:style-name="P42"/>
      <text:p text:style-name="P42">- <text:span text:style-name="T16">Throwing </text:span><text:span text:style-name="T22">B</text:span><text:span text:style-name="T16">ooger </text:span><text:span text:style-name="T22">K</text:span><text:span text:style-name="T16">ids</text:span><text:span text:style-name="T177"> (</text:span><text:span text:style-name="T212">slow </text:span><text:span text:style-name="T177">medium ranged explosives </text:span><text:span text:style-name="T183">with small effect area</text:span><text:span text:style-name="T177">):</text:span></text:p>
      <text:p text:style-name="P42"><text:tab/><text:span text:style-name="T212">Alien loses </text:span><text:span text:style-name="T49">1</text:span><text:span text:style-name="T28">00 </text:span><text:span text:style-name="T36">HP</text:span><text:span text:style-name="T212"> when hit.</text:span></text:p>
      <text:p text:style-name="P42"/>
      <text:p text:style-name="P42">- <text:span text:style-name="T16">Spitting </text:span><text:span text:style-name="T22">K</text:span><text:span text:style-name="T16">ids</text:span><text:span text:style-name="T177"> (</text:span><text:span text:style-name="T212">quick s</text:span><text:span text:style-name="T209">hort </text:span><text:span text:style-name="T177">ranged </text:span><text:span text:style-name="T267">projectile</text:span><text:span text:style-name="T177">).</text:span></text:p>
      <text:p text:style-name="P43"><text:tab/><text:span text:style-name="T212">Alien loses </text:span><text:span text:style-name="T49">5</text:span><text:span text:style-name="T42">0</text:span><text:span text:style-name="T28"> </text:span><text:span text:style-name="T36">HP</text:span><text:span text:style-name="T212"> when hit.</text:span></text:p>
      <text:p text:style-name="P43"/>
      <text:p text:style-name="P42">- <text:span text:style-name="T16">Kids </text:span><text:span text:style-name="T22">W</text:span><text:span text:style-name="T16">ith </text:span><text:span text:style-name="T22">S</text:span><text:span text:style-name="T16">ticks</text:span><text:span text:style-name="T177"> (</text:span><text:span text:style-name="T212">very quick </text:span><text:span text:style-name="T191">hand to hand</text:span><text:span text:style-name="T177"> attack).</text:span></text:p>
      <text:p text:style-name="P43"><text:tab/><text:span text:style-name="T212">Alien loses </text:span><text:span text:style-name="T49">25</text:span><text:span text:style-name="T28"> </text:span><text:span text:style-name="T36">HP</text:span><text:span text:style-name="T212"> when hit.</text:span></text:p>
      <text:p text:style-name="P43"/>
      <text:p text:style-name="P44">- <text:span text:style-name="T44">Crying </text:span><text:span text:style-name="T23">Kids</text:span><text:span text:style-name="T185"> </text:span><text:span text:style-name="T224">run randomly then stop to cry</text:span><text:span text:style-name="T185">. </text:span><text:span text:style-name="T224">If the Alien is close enough, kick him. </text:span><text:span text:style-name="T228">Resume routine.</text:span></text:p>
      <text:p text:style-name="P44"><text:tab/><text:span text:style-name="T212">Alien loses </text:span><text:span text:style-name="T49">75</text:span><text:span text:style-name="T28"> </text:span><text:span text:style-name="T36">HP</text:span><text:span text:style-name="T212"> </text:span><text:span text:style-name="T228">when hit</text:span><text:span text:style-name="T213">.</text:span></text:p>
      <text:p text:style-name="P43"/>
      <text:p text:style-name="P42">- <text:span text:style-name="T22">Vomiting </text:span><text:span text:style-name="T23">K</text:span><text:span text:style-name="T22">ids</text:span><text:span text:style-name="T183"> (</text:span><text:span text:style-name="T212">slow </text:span><text:span text:style-name="T183">long range attacks with large effect area). </text:span><text:span text:style-name="T228">Wandering, then vomiting somewhere there space for the puddle, then resuming… The vomit puddle generate an area that everybody’s running away from.</text:span></text:p>
      <text:p text:style-name="P44"><text:tab/><text:span text:style-name="T212">Alien loses </text:span><text:span text:style-name="T28">5</text:span><text:span text:style-name="T42">0</text:span><text:span text:style-name="T28"> </text:span><text:span text:style-name="T36">HP per second</text:span><text:span text:style-name="T212"> when walking in the vomit puddle until exiting it. </text:span><text:span text:style-name="T213">He also takes decreasing damages</text:span><text:span text:style-name="T228"> </text:span><text:span text:style-name="T213">for up to 2 seconds </text:span><text:span text:style-name="T228">(</text:span><text:span text:style-name="T45">25HP </text:span><text:span text:style-name="T49">the first second</text:span><text:span text:style-name="T45">, then 10HP</text:span><text:span text:style-name="T228">) </text:span><text:span text:style-name="T213">after exiting the area.</text:span></text:p>
      <text:p text:style-name="P42"/>
      <text:p text:style-name="P42">- <text:span text:style-name="T17">T</text:span><text:span text:style-name="T49">he t</text:span><text:span text:style-name="T8">eacher </text:span><text:span text:style-name="T276">(see </text:span><text:span text:style-name="T279">*1</text:span><text:span text:style-name="T278"> </text:span><text:span text:style-name="T276">below)</text:span><text:span text:style-name="T207"> </text:span><text:span text:style-name="T139">walk</text:span><text:span text:style-name="T87">ing randomly.</text:span> <text:span text:style-name="T234">When </text:span><text:span text:style-name="T178">close </text:span><text:span text:style-name="T234">enough </text:span><text:span text:style-name="T178">to the Alien </text:span><text:span text:style-name="T234">and kids involved in the fight,</text:span><text:span text:style-name="T178"> </text:span><text:span text:style-name="T234">starts running to </text:span>try to stop the mess <text:span text:style-name="T178">(</text:span><text:span text:style-name="T228">she</text:span><text:span text:style-name="T179"> </text:span><text:span text:style-name="T228">is an</text:span><text:span text:style-name="T179"> </text:span><text:span text:style-name="T178">obstacle: run</text:span><text:span text:style-name="T179">ning</text:span><text:span text:style-name="T178"> then stop</text:span><text:span text:style-name="T179">ping,</text:span><text:span text:style-name="T178"> trying to calm things down </text:span><text:span text:style-name="T218">staying between kid</text:span><text:span text:style-name="T228">s</text:span><text:span text:style-name="T218"> and Alien </text:span><text:span text:style-name="T178">then </text:span><text:span text:style-name="T216">going away and </text:span><text:span text:style-name="T218">finally </text:span><text:span text:style-name="T178">resum</text:span><text:span text:style-name="T218">ing</text:span><text:span text:style-name="T178">… </text:span><text:span text:style-name="T196">I don’t know if she should give up and go away for a while if a never ending fight happens </text:span><text:span text:style-name="T203">as it will for sure</text:span><text:span text:style-name="T178">).</text:span></text:p>
      <text:p text:style-name="P42"/>
      <text:p text:style-name="P50">----------</text:p>
      <text:p text:style-name="P42"/>
      <text:p text:style-name="P55">About “IA”, above is a very <text:span text:style-name="T275">basic</text:span> description of the enemy behaviors. In the Pac-Man game, one ghost aims at Pac-Man, another aims ahead of Pac-Man, the third has a random behavior and the fourth ghost tries <text:span text:style-name="T275">to reach Pac-Man when close enough</text:span>. <text:span text:style-name="T275">More or less. May be we could be inspired by these ideas for our kids.</text:span></text:p>
      <text:p text:style-name="P55"/>
      <text:p text:style-name="P56">If the point a kid is trying to go to is overcrowded, then he tries to get there following another path? A way to avoid too many kids in the same place trying to hit the Alien.</text:p>
      <text:p text:style-name="P55"/>
      <text:p text:style-name="P56"><text:soft-page-break/>In addition to a somewhat random size of the detection colliders maybe we could also add that the time a kid tries to reach the alien before giving up for a (somewhat random) period of time could also be somewhat random. He! He! To be continued…</text:p>
      <text:p text:style-name="P77">Technically</text:p>
      <text:p text:style-name="P76"/>
      <text:p text:style-name="P78"><text:span text:style-name="T171"><text:tab/></text:span><text:span text:style-name="T79">Animations at </text:span><text:span text:style-name="T80">3</text:span><text:span text:style-name="T79">s</text:span><text:span text:style-name="T225"> </text:span><text:span text:style-name="T226">(</text:span><text:span text:style-name="T227">just like Domestique Baston</text:span><text:span text:style-name="T226">).</text:span></text:p>
      <text:p text:style-name="P36"/>
      <text:p text:style-name="P35"><text:tab/><text:span text:style-name="T192">Every game </text:span><text:span text:style-name="T193">starts from a random point in the area</text:span><text:span text:style-name="T192">. Spawning points could possibly be established before hand. </text:span><text:span text:style-name="T206">If not the center of the map will be the starting point.</text:span></text:p>
      <text:p text:style-name="P35"/>
      <text:p text:style-name="P35"><text:tab/><text:span text:style-name="T29">Camera bug </text:span><text:span text:style-name="T40">effects</text:span><text:span text:style-name="T29"> </text:span><text:span text:style-name="T49">constantly evolve</text:span><text:span text:style-name="T29"> </text:span><text:span text:style-name="T59">up to the max </text:span><text:span text:style-name="T64">after 1 minute or so</text:span><text:span text:style-name="T251"> </text:span><text:span text:style-name="T235">and</text:span><text:span text:style-name="T188"> </text:span><text:span text:style-name="T29">the last effect (screen shutdown) always happen</text:span><text:span text:style-name="T53">s</text:span><text:span text:style-name="T29"> just after 1 minute </text:span><text:span text:style-name="T49">or a bit more… </text:span><text:span text:style-name="T59">But the game still goes on!</text:span></text:p>
      <text:p text:style-name="P29"/>
      <text:p text:style-name="P25"><text:tab/><text:span text:style-name="T24">A</text:span><text:span text:style-name="T8">lien</text:span> <text:span text:style-name="T191">and </text:span><text:span text:style-name="T33">Enemies</text:span><text:span text:style-name="T191"> </text:span><text:span text:style-name="T211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06">.</text:span></text:p>
      <text:p text:style-name="P69"/>
      <text:p text:style-name="P18"><text:span text:style-name="T106"><text:tab/></text:span><text:span text:style-name="T128">A</text:span><text:span text:style-name="T93">lien animations 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17"><text:span text:style-name="T31"><text:tab/>8</text:span><text:span text:style-name="T30"> Move </text:span><text:span text:style-name="T44">(run) </text:span><text:span text:style-name="T30">direction</text:span><text:span text:style-name="T26">s</text:span></text:p>
      <text:p text:style-name="P17"><text:span text:style-name="T31"><text:tab/>8</text:span><text:span text:style-name="T229"> </text:span><text:span text:style-name="T30">Idle direction</text:span><text:span text:style-name="T26">s</text:span></text:p>
      <text:p text:style-name="P17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7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70"/>
      <text:p text:style-name="P18"><text:span text:style-name="T124"><text:tab/></text:span><text:span text:style-name="T97">Enemies </text:span><text:span text:style-name="T99">(kids)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3"><text:span text:style-name="T123"><text:tab/></text:span><text:span text:style-name="T26">8 move </text:span><text:span text:style-name="T52">(run – vomiting and crying kids are walking) </text:span><text:span text:style-name="T26">directions</text:span></text:p>
      <text:p text:style-name="P80"><text:tab/>8 attack directions</text:p>
      <text:p text:style-name="P80"><text:tab/>8 Idle directions</text:p>
      <text:p text:style-name="P79"><text:span text:style-name="T5"><text:tab/>8 </text:span><text:span text:style-name="T81">waving</text:span><text:span text:style-name="T5"> directions </text:span><text:span text:style-name="T111">(when two kids face each other, they </text:span><text:span text:style-name="T112">forget about the Alien and </text:span><text:span text:style-name="T111">stop </text:span><text:span text:style-name="T112">running</text:span><text:span text:style-name="T111"> then wave at each other </text:span><text:span text:style-name="T112">for a couple of seconds </text:span><text:span text:style-name="T111">then resume moving)</text:span><text:span text:style-name="T81"> – </text:span><text:span text:style-name="T82">only </text:span><text:span text:style-name="T83">throwing booger </text:span><text:span text:style-name="T84">kids</text:span><text:span text:style-name="T83">, spitting </text:span><text:span text:style-name="T84">kids </text:span><text:span text:style-name="T83">and </text:span><text:span text:style-name="T82">kids </text:span><text:span text:style-name="T83">with sticks</text:span><text:span text:style-name="T85">.</text:span></text:p>
      <text:p text:style-name="P24"/>
      <text:p text:style-name="P25"><text:span text:style-name="T132"><text:tab/></text:span><text:span text:style-name="T98">Teacher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5"><text:span text:style-name="T147"><text:tab/></text:span><text:span text:style-name="T74">8 Idle directions</text:span></text:p>
      <text:p text:style-name="P22"><text:span text:style-name="T137"><text:tab/></text:span><text:span text:style-name="T26">8 </text:span><text:span text:style-name="T50">run</text:span><text:span text:style-name="T26"> directions</text:span></text:p>
      <text:p text:style-name="P39"><text:span text:style-name="T87"><text:tab/></text:span><text:span text:style-name="T26">8 “</text:span><text:span text:style-name="T50">stop fighting”</text:span><text:span text:style-name="T26"> directions</text:span></text:p>
      <text:p text:style-name="P39"/>
      <text:p text:style-name="P26"><text:span text:style-name="T94">Enem</text:span><text:span text:style-name="T99">y</text:span><text:span text:style-name="T94"> behavior</text:span><text:span text:style-name="T99">s</text:span><text:span text:style-name="T94">:</text:span></text:p>
      <text:p text:style-name="P71"/>
      <text:p text:style-name="P40"><text:soft-page-break/><text:span text:style-name="T87"><text:tab/></text:span><text:span text:style-name="T91">Followers </text:span><text:span text:style-name="T104">and stoppers and followers, etc.:</text:span></text:p>
      <text:p text:style-name="P48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55">(run randomly then stop then resume… Until they detect the Alien and then follow him to throw projectile at him).</text:span></text:p>
      <text:p text:style-name="P48"><text:span text:style-name="T16"><text:tab/><text:tab/>Spitting </text:span><text:span text:style-name="T22">K</text:span><text:span text:style-name="T16">ids </text:span><text:span text:style-name="T155">(run randomly then stop then resume… Until they detect the Alien and then follow him to throw projectile at him).</text:span></text:p>
      <text:p text:style-name="P47"><text:span text:style-name="T16"><text:tab/></text:span><text:span text:style-name="T126">Followers:</text:span></text:p>
      <text:p text:style-name="P47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55">(run randomly then stop then resume… Until they detect the Alien and then follow him to hit him).</text:span></text:p>
      <text:p text:style-name="P47"/>
      <text:p text:style-name="P47"><text:span text:style-name="T23"><text:tab/></text:span><text:span text:style-name="T99">Somewhat r</text:span><text:span text:style-name="T103">andom</text:span><text:span text:style-name="T94">:</text:span></text:p>
      <text:p text:style-name="P47"><text:span text:style-name="T126"><text:tab/><text:tab/></text:span><text:span text:style-name="T22">Vomiting </text:span><text:span text:style-name="T23">K</text:span><text:span text:style-name="T22">ids </text:span><text:span text:style-name="T155">(walk randomly then stop to vomit then resume).</text:span></text:p>
      <text:p text:style-name="P47"><text:span text:style-name="T22"><text:tab/><text:tab/></text:span><text:span text:style-name="T47">Crying Kids</text:span><text:span text:style-name="T156"> </text:span><text:span text:style-name="T155">(run randomly then stop to cry </text:span><text:span text:style-name="T157">for 3 to 5 seconds </text:span><text:span text:style-name="T155">and resume… Until the Alien is detected and then try to reach him for a good kicking session </text:span><text:span text:style-name="T157">then resume…</text:span><text:span text:style-name="T155">)</text:span></text:p>
      <text:p text:style-name="P49"><text:span text:style-name="T22"><text:tab/></text:span><text:span text:style-name="T141"><text:tab/></text:span><text:span text:style-name="T17">T</text:span><text:span text:style-name="T26">eacher</text:span><text:span text:style-name="T124"> </text:span><text:span text:style-name="T155">(Stays where she is then runs somewhere else then resume… Until she detects a fight between kids and the Alien </text:span><text:span text:style-name="T158">and tries to take place between kids and the Alien – </text:span><text:span text:style-name="T276">(see </text:span><text:span text:style-name="T277">*1</text:span><text:span text:style-name="T278"> </text:span><text:span text:style-name="T276">above)</text:span><text:span text:style-name="T155">)</text:span></text:p>
      <text:p text:style-name="P57"/>
      <text:p text:style-name="P46"><text:tab/><text:span text:style-name="T248">The </text:span><text:span text:style-name="T62">game starts</text:span><text:span text:style-name="T248"> with </text:span><text:span text:style-name="T62">1 </text:span><text:span text:style-name="T63">T</text:span><text:span text:style-name="T62">eacher</text:span><text:span text:style-name="T151"> </text:span><text:span text:style-name="T152">(only 1 per game)</text:span><text:span text:style-name="T248">, </text:span><text:span text:style-name="T62">1 </text:span><text:span text:style-name="T63">C</text:span><text:span text:style-name="T62">rying </text:span><text:span text:style-name="T63">K</text:span><text:span text:style-name="T62">id</text:span><text:span text:style-name="T248">, </text:span><text:span text:style-name="T62">1 </text:span><text:span text:style-name="T63">V</text:span><text:span text:style-name="T62">omiting </text:span><text:span text:style-name="T63">K</text:span><text:span text:style-name="T62">id</text:span><text:span text:style-name="T248">, </text:span><text:span text:style-name="T63">1</text:span><text:span text:style-name="T62"> </text:span><text:span text:style-name="T63">T</text:span><text:span text:style-name="T62">hrowing </text:span><text:span text:style-name="T63">B</text:span><text:span text:style-name="T62">ooger </text:span><text:span text:style-name="T63">K</text:span><text:span text:style-name="T62">id</text:span><text:span text:style-name="T248">, </text:span><text:span text:style-name="T63">3</text:span><text:span text:style-name="T62"> </text:span><text:span text:style-name="T63">K</text:span><text:span text:style-name="T62">ids with </text:span><text:span text:style-name="T63">S</text:span><text:span text:style-name="T62">tick</text:span><text:span text:style-name="T248"> and </text:span><text:span text:style-name="T63">2</text:span><text:span text:style-name="T62"> </text:span><text:span text:style-name="T63">S</text:span><text:span text:style-name="T62">pitting </text:span><text:span text:style-name="T63">K</text:span><text:span text:style-name="T62">id.</text:span></text:p>
      <text:p text:style-name="P46"/>
      <text:p text:style-name="P46"><text:tab/><text:span text:style-name="T62">Every </text:span><text:span text:style-name="T71">2</text:span><text:span text:style-name="T62"> seconds 1 kid </text:span><text:span text:style-name="T71">spawns </text:span><text:span text:style-name="T72">in the field </text:span><text:span text:style-name="T71">(outside of the screen)</text:span><text:span text:style-name="T248">:</text:span></text:p>
      <text:p text:style-name="P46"><text:tab/><text:tab/><text:span text:style-name="T249">Spitting Kid: </text:span><text:span text:style-name="T63">30%</text:span></text:p>
      <text:p text:style-name="P46"><text:tab/><text:tab/><text:span text:style-name="T249">Kid with Stick: </text:span><text:span text:style-name="T63">40%</text:span></text:p>
      <text:p text:style-name="P46"><text:tab/><text:tab/><text:span text:style-name="T248">Throwing Booger Kid: </text:span><text:span text:style-name="T63">10%</text:span></text:p>
      <text:p text:style-name="P46"><text:span text:style-name="T248"><text:tab/><text:tab/>Crying Kid: </text:span><text:span text:style-name="T63">10%</text:span></text:p>
      <text:p text:style-name="P46"><text:span text:style-name="T248"><text:tab/><text:tab/>Vomiting Kid: </text:span><text:span text:style-name="T63">10%</text:span></text:p>
      <text:p text:style-name="P46"/>
      <text:p text:style-name="P63"><text:span text:style-name="T63"><text:tab/></text:span><text:span text:style-name="T40">Kids</text:span><text:span text:style-name="T54"> </text:span><text:span text:style-name="T73">are</text:span><text:span text:style-name="T60"> running </text:span><text:span text:style-name="T73">randomly </text:span><text:span text:style-name="T60">until they detect the Alien (or another kid and they are able to wave at each other)</text:span><text:span text:style-name="T47">.</text:span></text:p>
      <text:p text:style-name="P57"/>
      <text:p text:style-name="P58"><text:span text:style-name="T189"><text:tab/></text:span><text:span text:style-name="T32">Enemies detection colliders will have a somewhat random size</text:span><text:span text:style-name="T217">.</text:span></text:p>
      <text:p text:style-name="P64"/>
      <text:p text:style-name="P61"><text:span text:style-name="T217"><text:tab/></text:span><text:span text:style-name="T40">After a kid</text:span><text:span text:style-name="T59"> </text:span><text:span text:style-name="T60">has dealt</text:span><text:span text:style-name="T59"> damage to </text:span><text:span text:style-name="T51">the</text:span><text:span text:style-name="T40"> Alien, </text:span><text:span text:style-name="T60">t</text:span><text:span text:style-name="T40">h</text:span><text:span text:style-name="T60">at kid</text:span><text:span text:style-name="T40"> tends to go away for </text:span><text:span text:style-name="T60">5</text:span><text:span text:style-name="T43"> seconds</text:span><text:span text:style-name="T216">.</text:span></text:p>
      <text:p text:style-name="P61"/>
      <text:p text:style-name="P61"><text:span text:style-name="T59"><text:tab/>Kids with sticks go away only after hitting the Alien </text:span><text:span text:style-name="T60">3</text:span><text:span text:style-name="T59"> times</text:span><text:span text:style-name="T250">.</text:span></text:p>
      <text:p text:style-name="P61"/>
      <text:p text:style-name="P62"><text:span text:style-name="T236"><text:tab/></text:span><text:span text:style-name="T60">Kids don’t wave while fighting.</text:span></text:p>
      <text:p text:style-name="P58"/>
      <text:p text:style-name="P58"><text:soft-page-break/><text:tab/><text:span text:style-name="T41">Kids are slower than </text:span><text:span text:style-name="T51">the </text:span><text:span text:style-name="T41">Alien</text:span><text:span text:style-name="T219"> and </text:span><text:span text:style-name="T233">the </text:span><text:span text:style-name="T41">teacher </text:span><text:span text:style-name="T51">is</text:span><text:span text:style-name="T41"> faster than </text:span><text:span text:style-name="T51">the </text:span><text:span text:style-name="T41">Alien</text:span><text:span text:style-name="T219">.</text:span></text:p>
      <text:p text:style-name="P58"/>
      <text:p text:style-name="P60"><text:tab/><text:span text:style-name="T237">Just in case it wasn’t obvious, </text:span><text:span text:style-name="T54">spit</text:span><text:span text:style-name="T55">s</text:span><text:span text:style-name="T54">, vomit </text:span><text:span text:style-name="T55">puddles </text:span><text:span text:style-name="T54">and boogers don’t affect kids </text:span><text:span text:style-name="T55">and teacher </text:span><text:span text:style-name="T271">(they avoid those things)</text:span><text:span text:style-name="T54">!</text:span></text:p>
      <text:p text:style-name="P60"/>
      <text:p text:style-name="P60"><text:span text:style-name="T197"><text:tab/></text:span><text:span text:style-name="T55">K</text:span><text:span text:style-name="T54">ids </text:span><text:span text:style-name="T55">and teacher avoid</text:span><text:span text:style-name="T54"> vomit puddles.</text:span></text:p>
      <text:p text:style-name="P68"/>
      <text:p text:style-name="P82"><text:tab/>Kids with Sticks have 4 colliders:</text:p>
      <text:p text:style-name="P66"><text:span text:style-name="T68"><text:tab/><text:tab/></text:span><text:span text:style-name="T54">1 obstacle collider</text:span><text:span text:style-name="T237"> (for background, vomit, </text:span><text:span text:style-name="T251">other </text:span><text:span text:style-name="T237">kids, teacher and Alien).</text:span></text:p>
      <text:p text:style-name="P66"><text:tab/><text:tab/><text:span text:style-name="T54">1 Alien detection collider</text:span><text:span text:style-name="T237">.</text:span></text:p>
      <text:p text:style-name="P66"><text:tab/><text:tab/><text:span text:style-name="T54">1 waving collider</text:span><text:span text:style-name="T237">.</text:span></text:p>
      <text:p text:style-name="P66"><text:tab/><text:tab/><text:span text:style-name="T68">1 attack collider</text:span><text:span text:style-name="T267">.</text:span></text:p>
      <text:p text:style-name="P66"/>
      <text:p text:style-name="P66"><text:span text:style-name="T267"><text:tab/></text:span><text:span text:style-name="T68">Spitting Kids have 4 colliders:</text:span></text:p>
      <text:p text:style-name="P66"><text:span text:style-name="T68"><text:tab/><text:tab/></text:span><text:span text:style-name="T54">1 obstacle collider</text:span><text:span text:style-name="T237"> (for background, vomit, </text:span><text:span text:style-name="T251">other </text:span><text:span text:style-name="T237">kids, teacher and Alien).</text:span></text:p>
      <text:p text:style-name="P66"><text:tab/><text:tab/><text:span text:style-name="T54">1 Alien detection collider</text:span><text:span text:style-name="T237">.</text:span></text:p>
      <text:p text:style-name="P66"><text:tab/><text:tab/><text:span text:style-name="T54">1 waving collider</text:span><text:span text:style-name="T237">.</text:span></text:p>
      <text:p text:style-name="P66"><text:span text:style-name="T267"><text:tab/><text:tab/></text:span><text:span text:style-name="T68">1 emitter point for their projectiles</text:span><text:span text:style-name="T267">.</text:span></text:p>
      <text:p text:style-name="P66"/>
      <text:p text:style-name="P66"><text:tab/><text:span text:style-name="T68">Throwing Booger Kids have 4 colliders:</text:span></text:p>
      <text:p text:style-name="P66"><text:span text:style-name="T68"><text:tab/><text:tab/></text:span><text:span text:style-name="T54">1 obstacle collider</text:span><text:span text:style-name="T237"> (for background, vomit, </text:span><text:span text:style-name="T251">other </text:span><text:span text:style-name="T237">kids, teacher and Alien).</text:span></text:p>
      <text:p text:style-name="P66"><text:tab/><text:tab/><text:span text:style-name="T54">1 Alien detection collider</text:span><text:span text:style-name="T237">.</text:span></text:p>
      <text:p text:style-name="P66"><text:tab/><text:tab/><text:span text:style-name="T54">1 waving collider</text:span><text:span text:style-name="T237">.</text:span></text:p>
      <text:p text:style-name="P66"><text:span text:style-name="T267"><text:tab/><text:tab/></text:span><text:span text:style-name="T68">1 emitter point for their projectiles</text:span><text:span text:style-name="T267">.</text:span></text:p>
      <text:p text:style-name="P66"/>
      <text:p text:style-name="P67"><text:tab/><text:span text:style-name="T69">Vomiting</text:span><text:span text:style-name="T68"> Kids have </text:span><text:span text:style-name="T70">2</text:span><text:span text:style-name="T68"> colliders:</text:span></text:p>
      <text:p text:style-name="P67"><text:span text:style-name="T68"><text:tab/><text:tab/></text:span><text:span text:style-name="T54">1 obstacle collider</text:span><text:span text:style-name="T237"> (for background, vomit, </text:span><text:span text:style-name="T251">other </text:span><text:span text:style-name="T237">kids, teacher and Alien).</text:span></text:p>
      <text:p text:style-name="P67"><text:tab/><text:tab/><text:span text:style-name="T69">1</text:span><text:span text:style-name="T58"> collider</text:span><text:span text:style-name="T246"> to </text:span><text:span text:style-name="T58">never unleash a vomit puddle that intersects with the background </text:span><text:span text:style-name="T67">colliders</text:span><text:span text:style-name="T267">.</text:span></text:p>
      <text:p text:style-name="P67"/>
      <text:p text:style-name="P67"><text:span text:style-name="T267"><text:tab/></text:span><text:span text:style-name="T69">Crying</text:span><text:span text:style-name="T68"> Kids have </text:span><text:span text:style-name="T69">5 </text:span><text:span text:style-name="T68">colliders:</text:span></text:p>
      <text:p text:style-name="P67"><text:span text:style-name="T68"><text:tab/><text:tab/></text:span><text:span text:style-name="T54">1 obstacle collider</text:span><text:span text:style-name="T237"> (for background, vomit, </text:span><text:span text:style-name="T251">other </text:span><text:span text:style-name="T237">kids, teacher and Alien).</text:span></text:p>
      <text:p text:style-name="P67"><text:tab/><text:tab/><text:span text:style-name="T69">1 c</text:span><text:span text:style-name="T58">ollider to detect if they are close enough to the Alien to start kicking him.</text:span></text:p>
      <text:p text:style-name="P67"><text:tab/><text:tab/><text:span text:style-name="T54">1 waving collider</text:span><text:span text:style-name="T237">.</text:span></text:p>
      <text:p text:style-name="P67"><text:span text:style-name="T267"><text:tab/><text:tab/></text:span><text:span text:style-name="T69">1 attack </text:span><text:span text:style-name="T67">collider</text:span><text:span text:style-name="T267">.</text:span></text:p>
      <text:p text:style-name="P59"/>
      <text:p text:style-name="P59"><text:tab/><text:span text:style-name="T55">The </text:span><text:span text:style-name="T70">T</text:span><text:span text:style-name="T55">eacher has 2 colliders:</text:span></text:p>
      <text:p text:style-name="P60"><text:soft-page-break/><text:tab/><text:tab/><text:span text:style-name="T54">1 obstacle collider</text:span><text:span text:style-name="T237"> (for background, vomit, kids and the Alien).</text:span></text:p>
      <text:p text:style-name="P60"><text:span text:style-name="T237"><text:tab/><text:tab/></text:span><text:span text:style-name="T54">1 </text:span><text:span text:style-name="T56">fight </text:span><text:span text:style-name="T54">detection collider </text:span><text:span text:style-name="T67">(!)</text:span><text:span text:style-name="T237">.</text:span></text:p>
      <text:p text:style-name="P60"/>
      <text:p text:style-name="P60"><text:tab/><text:span text:style-name="T55">The </text:span><text:span text:style-name="T70">A</text:span><text:span text:style-name="T55">lien has 2 colliders:</text:span></text:p>
      <text:p text:style-name="P60"><text:tab/><text:tab/><text:span text:style-name="T55">1 obstacle collider</text:span><text:span text:style-name="T54"> </text:span><text:span text:style-name="T237">(for background, kids </text:span><text:span text:style-name="T238">and</text:span><text:span text:style-name="T237"> the teacher).</text:span></text:p>
      <text:p text:style-name="P60"><text:tab/><text:tab/><text:span text:style-name="T55">1 “get hit” collider</text:span><text:span text:style-name="T238">.</text:span></text:p>
      <text:p text:style-name="P9">Shaders</text:p>
      <text:p text:style-name="P11"/>
      <text:p text:style-name="P12"><text:tab/><text:span text:style-name="T108">The game overlay </text:span><text:span text:style-name="T273">(</text:span><text:span text:style-name="T272">Game_Overlay_1</text:span><text:span text:style-name="T273">(</text:span><text:span text:style-name="T272">or 2 or 3</text:span><text:span text:style-name="T273">)</text:span><text:span text:style-name="T272">.</text:span><text:span text:style-name="T273">tscn</text:span><text:span text:style-name="T272">)</text:span><text:span text:style-name="T108"> is </text:span><text:span text:style-name="T8">randomly</text:span><text:span text:style-name="T108"> selected before the game starts.</text:span></text:p>
      <text:p text:style-name="P12"/>
      <text:p text:style-name="P13"><text:span text:style-name="T108"><text:tab/></text:span><text:span text:style-name="T121">If time comes, </text:span><text:span text:style-name="T274">Shutdown_Overlay.tscn</text:span><text:span text:style-name="T121"> is inserted </text:span><text:span text:style-name="T76">between</text:span><text:span text:style-name="T121"> the </text:span><text:span text:style-name="T76">game</text:span><text:span text:style-name="T121"> and </text:span><text:span text:style-name="T272">Game_Overlay_1</text:span><text:span text:style-name="T273">(</text:span><text:span text:style-name="T272">or 2 or 3</text:span><text:span text:style-name="T273">)</text:span><text:span text:style-name="T272">.</text:span><text:span text:style-name="T273">tscn</text:span><text:span text:style-name="T120"> </text:span><text:span text:style-name="T77">AND </text:span><text:span text:style-name="T78">shader </text:span><text:span text:style-name="T77">values are reset instantly</text:span><text:span text:style-name="T208"> (or in the first 2 frames of the shutdown overlay animation, we’ll test that)</text:span><text:span text:style-name="T122">.</text:span></text:p>
      <text:p text:style-name="P4">Options</text:p>
      <text:p text:style-name="P41"/>
      <text:p text:style-name="P53"><text:tab/><text:span text:style-name="T210">Adding 1</text:span><text:span text:style-name="T134"> </text:span><text:span text:style-name="T129">more </text:span><text:span text:style-name="T134">difficulty mode </text:span><text:span text:style-name="T127">to the normal one</text:span><text:span text:style-name="T134">: </text:span><text:span text:style-name="T95">Super Hyper Mega </text:span><text:span text:style-name="T96">Hardcore</text:span><text:span text:style-name="T134"> (more enemies moving and attacking quickly, nerfed Alien skills, slower Alien, </text:span><text:span text:style-name="T130">enemies dealing more damages</text:span><text:span text:style-name="T134">).</text:span></text:p>
      <text:p text:style-name="P52"><text:span text:style-name="T134"><text:tab/></text:span><text:span text:style-name="T135">Up to 4 </text:span><text:span text:style-name="T136">Alien</text:span><text:span text:style-name="T128">s</text:span><text:span text:style-name="T135"> simultaneously </text:span><text:span text:style-name="T138">(bigger map)</text:span><text:span text:style-name="T135">.</text:span></text:p>
      <text:p text:style-name="P54"><text:span text:style-name="T87"><text:tab/></text:span><text:span text:style-name="T127">O</text:span><text:span text:style-name="T87">nline mode.</text:span></text:p>
      <text:p text:style-name="P54"><text:span text:style-name="T106"><text:tab/></text:span><text:span text:style-name="T176">Adding new Alien</text:span><text:span text:style-name="T223">s</text:span><text:span text:style-name="T176"> </text:span><text:span text:style-name="T210">(</text:span><text:span text:style-name="T187">with new skills</text:span><text:span text:style-name="T210">)</text:span><text:span text:style-name="T187"> </text:span><text:span text:style-name="T176">would be great.</text:span></text:p>
      <text:p text:style-name="P51"><text:tab/><text:span text:style-name="T176">Adding new </text:span>enemies<text:span text:style-name="T176"> </text:span><text:span text:style-name="T210">(with new behaviors) </text:span><text:span text:style-name="T176">would be great </text:span>too<text:span text:style-name="T176">.</text:span></text:p>
      <text:p text:style-name="P51"><text:tab/><text:span text:style-name="T230">Adding an animation of the spaceship landing the Alien in the Kindergarten then taking off in order for the game to start would be nice! </text:span></text:p>
      <text:p text:style-name="P45"><text:tab/>With a lot of courage, new maps would also be added…</text:p>
      <text:p text:style-name="P7">What we borrowed from the world outside:</text:p>
      <text:p text:style-name="P8"/>
      <text:p text:style-name="P73"><text:span text:style-name="T241">Assets from Animallogic: </text:span><text:a xlink:type="simple" xlink:href="https://animallogic.com/alab/" text:style-name="Internet_20_link" text:visited-style-name="Visited_20_Internet_20_Link"><text:span text:style-name="T239">http://animallogic.com/alab/</text:span></text:a></text:p>
      <text:p text:style-name="P73"><text:span text:style-name="T241">Monsterama from Iconian Fonts: </text:span><text:a xlink:type="simple" xlink:href="http://www.iconian.com/" text:style-name="Internet_20_link" text:visited-style-name="Visited_20_Internet_20_Link"><text:span text:style-name="T239">http://www.iconian.com/</text:span></text:a></text:p>
      <text:p text:style-name="P73"><text:span text:style-name="T241">Sound</text:span><text:span text:style-name="T242">s</text:span><text:span text:style-name="T241"> from Mixkit.co: </text:span><text:a xlink:type="simple" xlink:href="http://mixkit.co/" text:style-name="Internet_20_link" text:visited-style-name="Visited_20_Internet_20_Link"><text:span text:style-name="T239">http://</text:span></text:a><text:a xlink:type="simple" xlink:href="http://mixkit.co/" text:style-name="Internet_20_link" text:visited-style-name="Visited_20_Internet_20_Link"><text:span text:style-name="T240">www,</text:span></text:a><text:a xlink:type="simple" xlink:href="http://mixkit.co/" text:style-name="Internet_20_link" text:visited-style-name="Visited_20_Internet_20_Link"><text:span text:style-name="T239">mixkit.co/</text:span></text:a></text:p>
      <text:p text:style-name="P72"><text:span text:style-name="T171">Sound</text:span><text:span text:style-name="T174">s</text:span><text:span text:style-name="T171"> from </text:span><text:span text:style-name="T175">Freesound.org: </text:span><text:a xlink:type="simple" xlink:href="https://freesound.org/" text:style-name="Internet_20_link" text:visited-style-name="Visited_20_Internet_20_Link">https://freesound.org/</text:a></text:p>
      <text:p text:style-name="P83"><text:span text:style-name="T245">Sounds from Quicksounds.com: </text:span><text:a xlink:type="simple" xlink:href="http://www.quicksounds.com/" text:style-name="Internet_20_link" text:visited-style-name="Visited_20_Internet_20_Link"><text:span text:style-name="T245">http://www.quicksounds.com</text:span></text:a></text:p>
      <text:p text:style-name="P85"><text:span text:style-name="T114">Video shaders </text:span><text:span text:style-name="T115">(</text:span><text:span text:style-name="T114">portage</text:span><text:span text:style-name="T115">s)</text:span><text:span text:style-name="T114"> by Ahopness </text:span><text:span text:style-name="T116">(original shaders by: </text:span><text:span text:style-name="T153">Timothy Lottes, Keijiro, Ehj1, FMS_Cat)</text:span><text:span text:style-name="T114">: </text:span><text:a xlink:type="simple" xlink:href="http://twitter.com/ahopness/" text:style-name="Internet_20_link" text:visited-style-name="Visited_20_Internet_20_Link"><text:span text:style-name="T117">http://twitter.com/ahopness/</text:span></text:a></text:p>
      <text:p text:style-name="P84"><text:span text:style-name="T113">Video shader by Yui Kinomoto: </text:span><text:a xlink:type="simple" xlink:href="http://godotshaders.com/author/arlez80/" text:style-name="Internet_20_link" text:visited-style-name="Visited_20_Internet_20_Link"><text:span text:style-name="T244">http://godotshaders.com/author/arlez80/</text:span></text:a></text:p>
      <text:p text:style-name="P86"><text:span text:style-name="T256">Video shader by </text:span>Peter Höglund: <text:a xlink:type="simple" xlink:href="http://godotshaders.com/author/pend00/" text:style-name="Internet_20_link" text:visited-style-name="Visited_20_Internet_20_Link">http://godotshaders.com/author/pend00/</text:a></text:p>
      <text:p text:style-name="P88">Shader+GDScript by PlayWithFurcifer: <text:a xlink:type="simple" xlink:href="http://www.youtube.com/@PlayWithFurcifer" text:style-name="Internet_20_link" text:visited-style-name="Visited_20_Internet_20_Link">http://www.youtube.com/@PlayWithFurcifer</text:a></text:p>
      <text:p text:style-name="P86"/>
      <text:p text:style-name="P65">Did we forget something/<text:span text:style-name="T243">someone</text:span>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1:01:05.281000000</meta:creation-date>
    <dc:date>2023-07-26T08:34:41.274403970</dc:date>
    <meta:editing-duration>PT8H38M50S</meta:editing-duration>
    <meta:editing-cycles>108</meta:editing-cycles>
    <meta:generator>LibreOffice/7.3.7.2$Linux_X86_64 LibreOffice_project/30$Build-2</meta:generator>
    <meta:document-statistic meta:table-count="0" meta:image-count="0" meta:object-count="0" meta:page-count="12" meta:paragraph-count="151" meta:word-count="1858" meta:character-count="11218" meta:non-whitespace-character-count="9354"/>
  </office:meta>
</office:document-meta>
</file>